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Standard">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list-style-name="L2">
      <style:paragraph-properties fo:margin-top="0cm" fo:margin-bottom="0cm" style:contextual-spacing="false" fo:line-height="200%"/>
    </style:style>
    <style:style style:name="P5" style:family="paragraph" style:parent-style-name="Text_20_body">
      <style:paragraph-properties fo:margin-top="0cm" fo:margin-bottom="0cm" style:contextual-spacing="false" fo:line-height="2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2">
        <text:list-item>
          <text:p text:style-name="P4">A review providing a reader who is relatively less familiar with the research topic (e.g., an internal/external member of an oral defence committee with adjacent but not direct expertise) an introduction to the general domain. </text:p>
        </text:list-item>
        <text:list-item>
          <text:p text:style-name="P4">An explanation of the overall rationale for how and why the subsequent studies were conducted. For example, the literature underlying the research questions must be sufficiently discussed. </text:p>
        </text:list-item>
        <text:list-item>
          <text:p text:style-name="P4">A review of fundamental theories underlying the subsequently presented work, or to explain why certain approaches were not taken in the study(ies) presented. </text:p>
        </text:list-item>
      </text:list>
      <text:p text:style-name="P5">The literature review must be in line with disciplinary expectations. The review can be incorporated in the Introduction chapter, addressed in a standalone chapter, or distributed across multiple chapter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5T14:02:09.888645268</dc:date>
    <dc:creator>Dominique Caron</dc:creator>
    <meta:editing-duration>PT46S</meta:editing-duration>
    <meta:editing-cycles>1</meta:editing-cycles>
    <meta:document-statistic meta:table-count="0" meta:image-count="0" meta:object-count="0" meta:page-count="1" meta:paragraph-count="6" meta:word-count="171" meta:character-count="1134" meta:non-whitespace-character-count="969"/>
  </office:meta>
</office:document-meta>
</file>